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 style:list-style-name="WWNum8">
      <style:paragraph-properties fo:margin-left="0in" fo:margin-right="0in" fo:margin-top="0.1665in" fo:margin-bottom="0.1945in" style:contextual-spacing="false" fo:text-indent="0in" style:auto-text-indent="false"/>
    </style:style>
    <style:style style:name="P2" style:family="paragraph" style:parent-style-name="List_20_Paragraph">
      <style:paragraph-properties fo:margin-left="0.6874in" fo:margin-right="0in" fo:text-indent="0in" style:auto-text-indent="false"/>
      <style:text-properties fo:color="#4f81bd" loext:opacity="100%" style:font-name="Arial" fo:language="en" fo:country="US" fo:font-weight="bold" style:language-asian="en" style:country-asian="US" style:font-weight-asian="bold" style:font-name-complex="Arial1"/>
    </style:style>
    <style:style style:name="P3" style:family="paragraph" style:parent-style-name="List_20_Paragraph" style:list-style-name="WWNum8">
      <style:paragraph-properties fo:margin-left="0in" fo:margin-right="0in" fo:margin-top="0in" fo:margin-bottom="0.1945in" style:contextual-spacing="true" fo:text-indent="0in" style:auto-text-indent="false"/>
    </style:style>
    <style:style style:name="P4" style:family="paragraph" style:parent-style-name="List_20_Paragraph" style:list-style-name="WWNum8">
      <style:paragraph-properties fo:margin-left="0in" fo:margin-right="0in" fo:text-indent="0in" style:auto-text-indent="false"/>
    </style:style>
    <style:style style:name="P5" style:family="paragraph" style:parent-style-name="Standard">
      <style:text-properties fo:color="#4f81bd" loext:opacity="100%" style:font-name="Arial" fo:font-weight="bold" style:language-asian="en" style:country-asian="US" style:font-weight-asian="bold" style:font-name-complex="Arial1"/>
    </style:style>
    <style:style style:name="P6" style:family="paragraph" style:parent-style-name="Standard">
      <style:text-properties fo:font-size="14pt" fo:language="en" fo:country="US" fo:font-style="italic" style:font-size-asian="14pt" style:font-style-asian="italic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margin-top="0in" fo:margin-bottom="0.1945in" style:contextual-spacing="false"/>
      <style:text-properties fo:language="en" fo:country="US" fo:font-weight="bold" style:font-weight-asian="bold"/>
    </style:style>
    <style:style style:name="P9" style:family="paragraph" style:parent-style-name="Standard">
      <style:paragraph-properties fo:margin-top="0in" fo:margin-bottom="0.1945in" style:contextual-spacing="false"/>
      <style:text-properties fo:language="en" fo:country="US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fo:color="#4f81bd" loext:opacity="100%" style:font-name="Arial" fo:font-size="14pt" fo:font-weight="bold" style:font-size-asian="14pt" style:language-asian="en" style:country-asian="US" style:font-weight-asian="bold" style:font-name-complex="Arial1"/>
    </style:style>
    <style:style style:name="T2" style:family="text">
      <style:text-properties fo:color="#4f81bd" loext:opacity="100%" style:font-name="Arial" fo:font-size="14pt" fo:language="en" fo:country="US" fo:font-weight="bold" style:font-size-asian="14pt" style:language-asian="en" style:country-asian="US" style:font-weight-asian="bold" style:font-name-complex="Arial1"/>
    </style:style>
    <style:style style:name="T3" style:family="text">
      <style:text-properties fo:font-size="14pt" fo:font-style="italic" style:font-size-asian="14pt" style:font-style-asian="italic"/>
    </style:style>
    <style:style style:name="T4" style:family="text">
      <style:text-properties fo:font-size="14pt" fo:language="en" fo:country="US" fo:font-style="italic" style:font-size-asian="14pt" style:font-style-asian="italic"/>
    </style:style>
    <style:style style:name="T5" style:family="text">
      <style:text-properties fo:font-size="14pt" fo:language="en" fo:country="US" fo:font-style="italic" style:font-size-asian="14pt" style:language-asian="en" style:country-asian="US" style:font-style-asian="italic"/>
    </style:style>
    <style:style style:name="T6" style:family="text">
      <style:text-properties style:font-name="Times New Roman" fo:font-size="12pt" fo:font-style="normal" style:font-size-asian="12pt" style:font-style-asian="normal" style:font-name-complex="Times New Roman1"/>
    </style:style>
    <style:style style:name="T7" style:family="text">
      <style:text-properties style:font-name="Times New Roman" fo:font-size="12pt" fo:language="en" fo:country="US" fo:font-style="normal" style:font-size-asian="12pt" style:font-style-asian="normal" style:font-name-complex="Times New Roman1"/>
    </style:style>
    <style:style style:name="T8" style:family="text">
      <style:text-properties fo:font-weight="bold" style:font-weight-asian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font-style="italic" fo:font-weight="bold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Assignment </text:span><text:span text:style-name="T2"><text:s/>4</text:span><text:span text:style-name="T1"> – </text:span><text:span text:style-name="T2">Queue</text:span><text:span text:style-name="T1">s</text:span><text:span text:style-name="T2"> and Lists</text:span></text:p>
      <text:p text:style-name="P5"/>
      <text:p text:style-name="P2"/>
      <text:p text:style-name="Standard"><text:span text:style-name="T3">Write pseudo-code for problems requiring code. Do not write Java, Python or C++. You are responsible for the appropriate level of detail</text:span><text:span text:style-name="T4">. </text:span><text:span text:style-name="T3"><text:s/>For the questions asking for justification, please provide a detailed mathematically oriented discussion. A proof is not required.</text:span></text:p>
      <text:p text:style-name="P6"/>
      <text:p text:style-name="P6"/>
      <text:list xml:id="list3556340023" text:style-name="WWNum8">
        <text:list-item>
          <text:h text:style-name="P1" text:outline-level="2"><text:span text:style-name="T6">Develop an ADT speci</text:span><text:span text:style-name="T7">fi</text:span><text:span text:style-name="T6">cation for a priority queue.</text:span><text:span text:style-name="T7"> <text:s/>A priority queue is like a FIFO queue except that items are ordered by some priority setting instead of time. In fact, you may think of a FIFO queue as a priority queue in which the time stamp is used to define priority.</text:span></text:h>
        </text:list-item>
      </text:list>
      <text:p text:style-name="P7"/>
      <text:list xml:id="list183018861750324" text:continue-numbering="true" text:style-name="WWNum8">
        <text:list-item>
          <text:p text:style-name="P3"><text:span text:style-name="T8">Write an algorithm to </text:span><text:span text:style-name="T10">r</text:span><text:span text:style-name="T8">everse a </text:span><text:span text:style-name="T10">singly linked </text:span><text:span text:style-name="T8">list, so that the last element become the first and so on. Do NOT use Deletion - rearrange the pointers.</text:span><text:span text:style-name="T10"> </text:span></text:p>
        </text:list-item>
      </text:list>
      <text:p text:style-name="P8"/>
      <text:list xml:id="list183017583957274" text:continue-numbering="true" text:style-name="WWNum8">
        <text:list-item>
          <text:p text:style-name="P3"><text:span text:style-name="T8">What is the average number of nodes accessed in search for a particular element in an unordered list? In an ordered list? In an unordered array? In an ordered array?</text:span><text:span text:style-name="T10"> Note that a list could be implemented as a linked structure or within an array.</text:span></text:p>
        </text:list-item>
      </text:list>
      <text:p text:style-name="P9"/>
      <text:list xml:id="list183017221301898" text:continue-numbering="true" text:style-name="WWNum8">
        <text:list-item>
          <text:p text:style-name="P4"><text:span text:style-name="T8">Write a routine to interchange the </text:span><text:span text:style-name="T11">m</text:span><text:span text:style-name="T8">th and </text:span><text:span text:style-name="T11">n</text:span><text:span text:style-name="T8">th elements of a</text:span><text:span text:style-name="T10"> singly-linked</text:span><text:span text:style-name="T8"> list. </text:span><text:span text:style-name="T10">You may assume that the ranks m and n are passed in as parameters. Allow for all the ways that m and n can occur. </text:span><text:span text:style-name="T8">You must rearrange the pointers, not simply swap the content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ru" fo:country="RU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41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ading - EN605.202.81 - HW4</dc:title>
    <meta:initial-creator>Eleanor</meta:initial-creator>
    <dc:creator>Eleanor Chlan</dc:creator>
    <meta:editing-cycles>10</meta:editing-cycles>
    <meta:print-date>2014-01-20T19:08:00</meta:print-date>
    <meta:creation-date>2014-01-20T19:10:00</meta:creation-date>
    <dc:date>2021-01-23T23:38:00</dc:date>
    <meta:editing-duration>PT35M</meta:editing-duration>
    <meta:generator>LibreOffice/7.0.4.2$Linux_X86_64 LibreOffice_project/00$Build-2</meta:generator>
    <meta:document-statistic meta:table-count="0" meta:image-count="0" meta:object-count="0" meta:page-count="1" meta:paragraph-count="6" meta:word-count="222" meta:character-count="1233" meta:non-whitespace-character-count="1016"/>
    <meta:user-defined meta:name="AppVersion">16.0000</meta:user-defined>
    <meta:template xlink:type="simple" xlink:actuate="onRequest" xlink:title="Normal" xlink:href=""/>
  </office:meta>
</office:document-meta>
</file>